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family="text" style:name="T1" style:display-name="T1">
      <style:text-properties fo:font-size="18pt"/>
    </style:style>
    <style:style style:family="text" style:name="T2" style:display-name="T2">
      <style:text-properties fo:color="#000000" style:font-name="Arial" fo:font-size="11pt" fo:font-weight="normal"/>
    </style:style>
    <style:style style:family="paragraph" style:name="P5" style:display-name="P5" style:parent-style-name="Standard">
      <style:paragraph-properties fo:text-align="left" fo:text-indent="0cm" fo:line-height="100%" fo:margin-left="0cm" fo:margin-right="0cm" fo:margin-top="0cm" fo:margin-bottom="0cm" style:writing-mode="lr"/>
      <style:text-properties fo:color="#000000" style:font-name="Arial" fo:font-size="11pt" fo:font-weight="normal"/>
    </style:style>
    <style:style style:family="paragraph" style:name="P6" style:display-name="P6" style:parent-style-name="Standard">
      <style:paragraph-properties fo:text-align="left" fo:text-indent="0cm" fo:line-height="100%" fo:margin-left="0cm" fo:margin-right="0cm" fo:margin-top="0cm" fo:margin-bottom="0cm" fo:break-before="page" style:writing-mode="lr"/>
      <style:text-properties fo:color="#000000" style:font-name="Arial" fo:font-size="11pt" fo:font-weight="normal"/>
    </style:style>
    <style:style style:family="paragraph" style:name="P7" style:display-name="P7" style:parent-style-name="Standard">
      <style:paragraph-properties fo:text-align="left" fo:text-indent="0cm" fo:line-height="100%" fo:margin-left="0cm" fo:margin-right="0cm" fo:margin-top="0cm" fo:margin-bottom="0cm" fo:break-before="column" style:writing-mode="lr"/>
      <style:text-properties fo:color="#000000" style:font-name="Arial" fo:font-size="11pt" fo:font-weight="normal"/>
    </style:style>
    <style:style style:family="paragraph" style:name="P8" style:display-name="P8" style:parent-style-name="Standard">
      <style:paragraph-properties fo:text-align="left" fo:line-height="115%" style:writing-mode="lr"/>
    </style:style>
    <style:style style:family="paragraph" style:name="P1" style:display-name="P1" style:parent-style-name="Standard">
      <style:paragraph-properties fo:text-align="center" fo:line-height="115%" style:writing-mode="lr"/>
    </style:style>
    <style:style style:family="paragraph" style:name="P2" style:display-name="P2" style:parent-style-name="Standard">
      <style:paragraph-properties fo:text-align="left" fo:line-height="115%" style:writing-mode="lr"/>
      <style:text-properties fo:font-size="6pt"/>
    </style:style>
    <style:style style:family="paragraph" style:name="P3" style:display-name="P3" style:parent-style-name="Standard">
      <style:paragraph-properties fo:text-align="center" fo:text-indent="0cm" fo:line-height="100%" fo:margin-left="0cm" fo:margin-right="0cm" fo:margin-top="0cm" fo:margin-bottom="0cm" style:writing-mode="lr"/>
    </style:style>
    <style:style style:family="paragraph" style:name="P4" style:display-name="P4" style:parent-style-name="Standard">
      <style:paragraph-properties fo:text-align="center" fo:text-indent="0cm" fo:line-height="100%" fo:margin-left="0cm" fo:margin-right="0cm" fo:margin-top="0cm" fo:margin-bottom="0cm" fo:break-before="page" style:writing-mode="lr"/>
    </style:style>
    <style:style style:family="section" style:name="Sect1" style:display-name="Sect1"/>
    <style:style style:family="table" style:name="Table1" style:display-name="Table1">
      <style:table-properties style:width="25.401000cm" table:align="margins" fo:margin-left="0cm"/>
    </style:style>
    <style:style style:family="table-column" style:name="Table1-col1" style:display-name="Table1.col1">
      <style:table-column-properties style:column-width="2.937cm"/>
    </style:style>
    <style:style style:family="table-column" style:name="Table1-col2" style:display-name="Table1.col2">
      <style:table-column-properties style:column-width="3.519cm"/>
    </style:style>
    <style:style style:family="table-column" style:name="Table1-col3" style:display-name="Table1.col3">
      <style:table-column-properties style:column-width="1.879cm"/>
    </style:style>
    <style:style style:family="table-column" style:name="Table1-col4" style:display-name="Table1.col4">
      <style:table-column-properties style:column-width="1.931cm"/>
    </style:style>
    <style:style style:family="table-column" style:name="Table1-col5" style:display-name="Table1.col5">
      <style:table-column-properties style:column-width="2.011cm"/>
    </style:style>
    <style:style style:family="table-column" style:name="Table1-col6" style:display-name="Table1.col6">
      <style:table-column-properties style:column-width="5.318cm"/>
    </style:style>
    <style:style style:family="table-column" style:name="Table1-col7" style:display-name="Table1.col7">
      <style:table-column-properties style:column-width="5.345cm"/>
    </style:style>
    <style:style style:family="table-column" style:name="Table1-col8" style:display-name="Table1.col8">
      <style:table-column-properties style:column-width="2.461cm"/>
    </style:style>
    <style:style style:family="table-cell" style:name="Table1-col8-row8" style:display-name="Table1_col8_row8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9" style:display-name="Table1_col8_row9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10" style:display-name="Table1_col1_row10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11" style:display-name="Table1_col1_row11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12" style:display-name="Table1_col1_row12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13" style:display-name="Table1_col1_row13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14" style:display-name="Table1_col1_row14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15" style:display-name="Table1_col1_row15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16" style:display-name="Table1_col1_row16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17" style:display-name="Table1_col1_row17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18" style:display-name="Table1_col1_row18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19" style:display-name="Table1_col1_row19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20" style:display-name="Table1_col1_row20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10" style:display-name="Table1_col6_row10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11" style:display-name="Table1_col6_row11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12" style:display-name="Table1_col6_row12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13" style:display-name="Table1_col6_row13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14" style:display-name="Table1_col6_row14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15" style:display-name="Table1_col6_row15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16" style:display-name="Table1_col6_row16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11" style:display-name="Table1_col2_row11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18" style:display-name="Table1_col6_row18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16" style:display-name="Table1_col4_row16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17" style:display-name="Table1_col4_row17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18" style:display-name="Table1_col4_row18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19" style:display-name="Table1_col4_row19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17" style:display-name="Table1_col2_row17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18" style:display-name="Table1_col2_row18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19" style:display-name="Table1_col2_row19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1" style:display-name="Table1_col3_row1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2" style:display-name="Table1_col3_row2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3" style:display-name="Table1_col3_row3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4" style:display-name="Table1_col3_row4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5" style:display-name="Table1_col3_row5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6" style:display-name="Table1_col3_row6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7" style:display-name="Table1_col3_row7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8" style:display-name="Table1_col3_row8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9" style:display-name="Table1_col3_row9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20" style:display-name="Table1_col6_row20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1" style:display-name="Table1_col7_row1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2" style:display-name="Table1_col7_row2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20" style:display-name="Table1_col4_row20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4" style:display-name="Table1_col7_row4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5" style:display-name="Table1_col7_row5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20" style:display-name="Table1_col2_row20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7" style:display-name="Table1_col7_row7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8" style:display-name="Table1_col7_row8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9" style:display-name="Table1_col7_row9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10" style:display-name="Table1_col7_row10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11" style:display-name="Table1_col7_row11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12" style:display-name="Table1_col7_row12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13" style:display-name="Table1_col7_row13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14" style:display-name="Table1_col7_row14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15" style:display-name="Table1_col7_row15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16" style:display-name="Table1_col7_row16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17" style:display-name="Table1_col7_row17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18" style:display-name="Table1_col7_row18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10" style:display-name="Table1_col3_row10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12" style:display-name="Table1_col4_row12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11" style:display-name="Table1_col3_row11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13" style:display-name="Table1_col4_row13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12" style:display-name="Table1_col3_row12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17" style:display-name="Table1_col6_row17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13" style:display-name="Table1_col3_row13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15" style:display-name="Table1_col4_row15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14" style:display-name="Table1_col3_row14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19" style:display-name="Table1_col6_row19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18" style:display-name="Table1_col5_row18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14" style:display-name="Table1_col2_row14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16" style:display-name="Table1_col3_row16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15" style:display-name="Table1_col2_row15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16" style:display-name="Table1_col2_row16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20" style:display-name="Table1_col7_row20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10" style:display-name="Table1_col4_row10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11" style:display-name="Table1_col4_row11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1" style:display-name="Table1_col2_row1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2" style:display-name="Table1_col2_row2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3" style:display-name="Table1_col2_row3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10" style:display-name="Table1_col2_row10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5" style:display-name="Table1_col2_row5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7" style:display-name="Table1_col5_row7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7" style:display-name="Table1_col2_row7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8" style:display-name="Table1_col2_row8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9" style:display-name="Table1_col2_row9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12" style:display-name="Table1_col2_row12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1" style:display-name="Table1_col6_row1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2" style:display-name="Table1_col6_row2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3" style:display-name="Table1_col6_row3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4" style:display-name="Table1_col6_row4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5" style:display-name="Table1_col6_row5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6" style:display-name="Table1_col6_row6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7" style:display-name="Table1_col6_row7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8" style:display-name="Table1_col6_row8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6-row9" style:display-name="Table1_col6_row9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19" style:display-name="Table1_col7_row19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14" style:display-name="Table1_col4_row14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13" style:display-name="Table1_col2_row13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10" style:display-name="Table1_col5_row10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11" style:display-name="Table1_col5_row11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12" style:display-name="Table1_col5_row12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13" style:display-name="Table1_col5_row13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14" style:display-name="Table1_col5_row14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15" style:display-name="Table1_col5_row15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16" style:display-name="Table1_col5_row16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17" style:display-name="Table1_col5_row17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15" style:display-name="Table1_col3_row15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19" style:display-name="Table1_col5_row19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17" style:display-name="Table1_col3_row17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18" style:display-name="Table1_col3_row18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19" style:display-name="Table1_col3_row19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1" style:display-name="Table1_col1_row1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2" style:display-name="Table1_col1_row2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3" style:display-name="Table1_col1_row3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4" style:display-name="Table1_col1_row4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5" style:display-name="Table1_col1_row5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6" style:display-name="Table1_col1_row6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7" style:display-name="Table1_col1_row7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8" style:display-name="Table1_col1_row8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1-row9" style:display-name="Table1_col1_row9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1" style:display-name="Table1_col5_row1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2" style:display-name="Table1_col5_row2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3" style:display-name="Table1_col5_row3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4" style:display-name="Table1_col5_row4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5" style:display-name="Table1_col5_row5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6" style:display-name="Table1_col5_row6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20" style:display-name="Table1_col5_row20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8" style:display-name="Table1_col5_row8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5-row9" style:display-name="Table1_col5_row9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3-row20" style:display-name="Table1_col3_row20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10" style:display-name="Table1_col8_row10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11" style:display-name="Table1_col8_row11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12" style:display-name="Table1_col8_row12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13" style:display-name="Table1_col8_row13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14" style:display-name="Table1_col8_row14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15" style:display-name="Table1_col8_row15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16" style:display-name="Table1_col8_row16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17" style:display-name="Table1_col8_row17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18" style:display-name="Table1_col8_row18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19" style:display-name="Table1_col8_row19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20" style:display-name="Table1_col8_row20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4" style:display-name="Table1_col2_row4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2-row6" style:display-name="Table1_col2_row6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3" style:display-name="Table1_col7_row3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7-row6" style:display-name="Table1_col7_row6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1" style:display-name="Table1_col4_row1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2" style:display-name="Table1_col4_row2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3" style:display-name="Table1_col4_row3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4" style:display-name="Table1_col4_row4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5" style:display-name="Table1_col4_row5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6" style:display-name="Table1_col4_row6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7" style:display-name="Table1_col4_row7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8" style:display-name="Table1_col4_row8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4-row9" style:display-name="Table1_col4_row9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1" style:display-name="Table1_col8_row1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2" style:display-name="Table1_col8_row2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3" style:display-name="Table1_col8_row3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4" style:display-name="Table1_col8_row4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5" style:display-name="Table1_col8_row5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6" style:display-name="Table1_col8_row6">
      <style:table-cell-properties style:vertical-align="middle" fo:border-left="0.035cm solid #000000" fo:border-right="0.035cm solid #000000" fo:border-top="0.035cm solid #000000" fo:border-bottom="0.035cm solid #000000"/>
    </style:style>
    <style:style style:family="table-cell" style:name="Table1-col8-row7" style:display-name="Table1_col8_row7">
      <style:table-cell-properties style:vertical-align="middle" fo:border-left="0.035cm solid #000000" fo:border-right="0.035cm solid #000000" fo:border-top="0.035cm solid #000000" fo:border-bottom="0.035cm solid #000000"/>
    </style:style>
    <style:page-layout style:name="PLayout2">
      <style:page-layout-properties fo:margin-top="0.4000in" fo:margin-bottom="0.5000in" fo:margin-left="0.5000in" fo:margin-right="0.5000in"/>
    </style:page-layout>
    <style:page-layout style:name="Standard">
      <style:page-layout-properties fo:margin-top="0.4000in" fo:margin-bottom="0.5000in" fo:margin-left="0.5000in" fo:margin-right="0.5000in"/>
    </style:page-layout>
  </office:automatic-styles>
  <office:body>
    <office:text>
      <text:section text:style-name="Sect1" text:name="Section1">
        <text:p text:style-name="P1"><text:span text:style-name="T1">Unrecorded Time Addition Request</text:span></text:p>
        <text:p text:style-name="P2"/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column table:style-name="Table1.col4"/>
          <table:table-column table:style-name="Table1.col5"/>
          <table:table-column table:style-name="Table1.col6"/>
          <table:table-column table:style-name="Table1.col7"/>
          <table:table-column table:style-name="Table1.col8"/>
          <table:table-row>
            <table:table-cell table:style-name="Table1_col1_row1">
              <text:p text:style-name="P3"><text:span text:style-name="T2">Name</text:span></text:p>
            </table:table-cell>
            <table:table-cell table:style-name="Table1_col2_row1">
              <text:p text:style-name="P3"><text:span text:style-name="T2">Activity</text:span></text:p>
            </table:table-cell>
            <table:table-cell table:style-name="Table1_col3_row1">
              <text:p text:style-name="P3"><text:span text:style-name="T2">Date</text:span></text:p>
            </table:table-cell>
            <table:table-cell table:style-name="Table1_col4_row1">
              <text:p text:style-name="P3"><text:span text:style-name="T2">Time In</text:span></text:p>
            </table:table-cell>
            <table:table-cell table:style-name="Table1_col5_row1">
              <text:p text:style-name="P4"><text:span text:style-name="T2">Time Out</text:span></text:p>
            </table:table-cell>
            <table:table-cell table:style-name="Table1_col6_row1">
              <text:p text:style-name="P3"><text:span text:style-name="T2">Admin Mentor Signature</text:span></text:p>
            </table:table-cell>
            <table:table-cell table:style-name="Table1_col7_row1">
              <text:p text:style-name="P4"><text:span text:style-name="T2">Team Lead Signature</text:span></text:p>
            </table:table-cell>
            <table:table-cell table:style-name="Table1_col8_row1">
              <text:p text:style-name="P3"><text:span text:style-name="T2">Processed</text:span></text:p>
            </table:table-cell>
          </table:table-row>
          <table:table-row>
            <table:table-cell table:style-name="Table1_col1_row2">
              <text:p text:style-name="P5"/>
            </table:table-cell>
            <table:table-cell table:style-name="Table1_col2_row2">
              <text:p text:style-name="P6"/>
            </table:table-cell>
            <table:table-cell table:style-name="Table1_col3_row2">
              <text:p text:style-name="P6"/>
            </table:table-cell>
            <table:table-cell table:style-name="Table1_col4_row2">
              <text:p text:style-name="P5"/>
            </table:table-cell>
            <table:table-cell table:style-name="Table1_col5_row2">
              <text:p text:style-name="P5"/>
            </table:table-cell>
            <table:table-cell table:style-name="Table1_col6_row2">
              <text:p text:style-name="P5"/>
            </table:table-cell>
            <table:table-cell table:style-name="Table1_col7_row2">
              <text:p text:style-name="P6"/>
            </table:table-cell>
            <table:table-cell table:style-name="Table1_col8_row2">
              <text:p text:style-name="P5"/>
            </table:table-cell>
          </table:table-row>
          <table:table-row>
            <table:table-cell table:style-name="Table1_col1_row3">
              <text:p text:style-name="P6"/>
            </table:table-cell>
            <table:table-cell table:style-name="Table1_col2_row3">
              <text:p text:style-name="P6"/>
            </table:table-cell>
            <table:table-cell table:style-name="Table1_col3_row3">
              <text:p text:style-name="P6"/>
            </table:table-cell>
            <table:table-cell table:style-name="Table1_col4_row3">
              <text:p text:style-name="P6"/>
            </table:table-cell>
            <table:table-cell table:style-name="Table1_col5_row3">
              <text:p text:style-name="P5"/>
            </table:table-cell>
            <table:table-cell table:style-name="Table1_col6_row3">
              <text:p text:style-name="P6"/>
            </table:table-cell>
            <table:table-cell table:style-name="Table1_col7_row3">
              <text:p text:style-name="P6"/>
            </table:table-cell>
            <table:table-cell table:style-name="Table1_col8_row3">
              <text:p text:style-name="P6"/>
            </table:table-cell>
          </table:table-row>
          <table:table-row>
            <table:table-cell table:style-name="Table1_col1_row4">
              <text:p text:style-name="P6"/>
            </table:table-cell>
            <table:table-cell table:style-name="Table1_col2_row4">
              <text:p text:style-name="P6"/>
            </table:table-cell>
            <table:table-cell table:style-name="Table1_col3_row4">
              <text:p text:style-name="P6"/>
            </table:table-cell>
            <table:table-cell table:style-name="Table1_col4_row4">
              <text:p text:style-name="P6"/>
            </table:table-cell>
            <table:table-cell table:style-name="Table1_col5_row4">
              <text:p text:style-name="P6"/>
            </table:table-cell>
            <table:table-cell table:style-name="Table1_col6_row4">
              <text:p text:style-name="P6"/>
            </table:table-cell>
            <table:table-cell table:style-name="Table1_col7_row4">
              <text:p text:style-name="P6"/>
            </table:table-cell>
            <table:table-cell table:style-name="Table1_col8_row4">
              <text:p text:style-name="P6"/>
            </table:table-cell>
          </table:table-row>
          <table:table-row>
            <table:table-cell table:style-name="Table1_col1_row5">
              <text:p text:style-name="P6"/>
            </table:table-cell>
            <table:table-cell table:style-name="Table1_col2_row5">
              <text:p text:style-name="P6"/>
            </table:table-cell>
            <table:table-cell table:style-name="Table1_col3_row5">
              <text:p text:style-name="P6"/>
            </table:table-cell>
            <table:table-cell table:style-name="Table1_col4_row5">
              <text:p text:style-name="P6"/>
            </table:table-cell>
            <table:table-cell table:style-name="Table1_col5_row5">
              <text:p text:style-name="P6"/>
            </table:table-cell>
            <table:table-cell table:style-name="Table1_col6_row5">
              <text:p text:style-name="P6"/>
            </table:table-cell>
            <table:table-cell table:style-name="Table1_col7_row5">
              <text:p text:style-name="P6"/>
            </table:table-cell>
            <table:table-cell table:style-name="Table1_col8_row5">
              <text:p text:style-name="P6"/>
            </table:table-cell>
          </table:table-row>
          <table:table-row>
            <table:table-cell table:style-name="Table1_col1_row6">
              <text:p text:style-name="P6"/>
            </table:table-cell>
            <table:table-cell table:style-name="Table1_col2_row6">
              <text:p text:style-name="P6"/>
            </table:table-cell>
            <table:table-cell table:style-name="Table1_col3_row6">
              <text:p text:style-name="P6"/>
            </table:table-cell>
            <table:table-cell table:style-name="Table1_col4_row6">
              <text:p text:style-name="P6"/>
            </table:table-cell>
            <table:table-cell table:style-name="Table1_col5_row6">
              <text:p text:style-name="P6"/>
            </table:table-cell>
            <table:table-cell table:style-name="Table1_col6_row6">
              <text:p text:style-name="P6"/>
            </table:table-cell>
            <table:table-cell table:style-name="Table1_col7_row6">
              <text:p text:style-name="P6"/>
            </table:table-cell>
            <table:table-cell table:style-name="Table1_col8_row6">
              <text:p text:style-name="P6"/>
            </table:table-cell>
          </table:table-row>
          <table:table-row>
            <table:table-cell table:style-name="Table1_col1_row7">
              <text:p text:style-name="P6"/>
            </table:table-cell>
            <table:table-cell table:style-name="Table1_col2_row7">
              <text:p text:style-name="P6"/>
            </table:table-cell>
            <table:table-cell table:style-name="Table1_col3_row7">
              <text:p text:style-name="P6"/>
            </table:table-cell>
            <table:table-cell table:style-name="Table1_col4_row7">
              <text:p text:style-name="P6"/>
            </table:table-cell>
            <table:table-cell table:style-name="Table1_col5_row7">
              <text:p text:style-name="P6"/>
            </table:table-cell>
            <table:table-cell table:style-name="Table1_col6_row7">
              <text:p text:style-name="P6"/>
            </table:table-cell>
            <table:table-cell table:style-name="Table1_col7_row7">
              <text:p text:style-name="P6"/>
            </table:table-cell>
            <table:table-cell table:style-name="Table1_col8_row7">
              <text:p text:style-name="P6"/>
            </table:table-cell>
          </table:table-row>
          <table:table-row>
            <table:table-cell table:style-name="Table1_col1_row8">
              <text:p text:style-name="P6"/>
            </table:table-cell>
            <table:table-cell table:style-name="Table1_col2_row8">
              <text:p text:style-name="P6"/>
            </table:table-cell>
            <table:table-cell table:style-name="Table1_col3_row8">
              <text:p text:style-name="P6"/>
            </table:table-cell>
            <table:table-cell table:style-name="Table1_col4_row8">
              <text:p text:style-name="P6"/>
            </table:table-cell>
            <table:table-cell table:style-name="Table1_col5_row8">
              <text:p text:style-name="P6"/>
            </table:table-cell>
            <table:table-cell table:style-name="Table1_col6_row8">
              <text:p text:style-name="P6"/>
            </table:table-cell>
            <table:table-cell table:style-name="Table1_col7_row8">
              <text:p text:style-name="P6"/>
            </table:table-cell>
            <table:table-cell table:style-name="Table1_col8_row8">
              <text:p text:style-name="P6"/>
            </table:table-cell>
          </table:table-row>
          <table:table-row>
            <table:table-cell table:style-name="Table1_col1_row9">
              <text:p text:style-name="P6"/>
            </table:table-cell>
            <table:table-cell table:style-name="Table1_col2_row9">
              <text:p text:style-name="P6"/>
            </table:table-cell>
            <table:table-cell table:style-name="Table1_col3_row9">
              <text:p text:style-name="P6"/>
            </table:table-cell>
            <table:table-cell table:style-name="Table1_col4_row9">
              <text:p text:style-name="P6"/>
            </table:table-cell>
            <table:table-cell table:style-name="Table1_col5_row9">
              <text:p text:style-name="P6"/>
            </table:table-cell>
            <table:table-cell table:style-name="Table1_col6_row9">
              <text:p text:style-name="P6"/>
            </table:table-cell>
            <table:table-cell table:style-name="Table1_col7_row9">
              <text:p text:style-name="P6"/>
            </table:table-cell>
            <table:table-cell table:style-name="Table1_col8_row9">
              <text:p text:style-name="P6"/>
            </table:table-cell>
          </table:table-row>
          <table:table-row>
            <table:table-cell table:style-name="Table1_col1_row10">
              <text:p text:style-name="P6"/>
            </table:table-cell>
            <table:table-cell table:style-name="Table1_col2_row10">
              <text:p text:style-name="P6"/>
            </table:table-cell>
            <table:table-cell table:style-name="Table1_col3_row10">
              <text:p text:style-name="P6"/>
            </table:table-cell>
            <table:table-cell table:style-name="Table1_col4_row10">
              <text:p text:style-name="P6"/>
            </table:table-cell>
            <table:table-cell table:style-name="Table1_col5_row10">
              <text:p text:style-name="P5"/>
            </table:table-cell>
            <table:table-cell table:style-name="Table1_col6_row10">
              <text:p text:style-name="P5"/>
            </table:table-cell>
            <table:table-cell table:style-name="Table1_col7_row10">
              <text:p text:style-name="P5"/>
            </table:table-cell>
            <table:table-cell table:style-name="Table1_col8_row10">
              <text:p text:style-name="P6"/>
            </table:table-cell>
          </table:table-row>
          <table:table-row>
            <table:table-cell table:style-name="Table1_col1_row11">
              <text:p text:style-name="P6"/>
            </table:table-cell>
            <table:table-cell table:style-name="Table1_col2_row11">
              <text:p text:style-name="P6"/>
            </table:table-cell>
            <table:table-cell table:style-name="Table1_col3_row11">
              <text:p text:style-name="P6"/>
            </table:table-cell>
            <table:table-cell table:style-name="Table1_col4_row11">
              <text:p text:style-name="P6"/>
            </table:table-cell>
            <table:table-cell table:style-name="Table1_col5_row11">
              <text:p text:style-name="P6"/>
            </table:table-cell>
            <table:table-cell table:style-name="Table1_col6_row11">
              <text:p text:style-name="P6"/>
            </table:table-cell>
            <table:table-cell table:style-name="Table1_col7_row11">
              <text:p text:style-name="P6"/>
            </table:table-cell>
            <table:table-cell table:style-name="Table1_col8_row11">
              <text:p text:style-name="P5"/>
            </table:table-cell>
          </table:table-row>
          <table:table-row>
            <table:table-cell table:style-name="Table1_col1_row12">
              <text:p text:style-name="P5"/>
            </table:table-cell>
            <table:table-cell table:style-name="Table1_col2_row12">
              <text:p text:style-name="P6"/>
            </table:table-cell>
            <table:table-cell table:style-name="Table1_col3_row12">
              <text:p text:style-name="P6"/>
            </table:table-cell>
            <table:table-cell table:style-name="Table1_col4_row12">
              <text:p text:style-name="P6"/>
            </table:table-cell>
            <table:table-cell table:style-name="Table1_col5_row12">
              <text:p text:style-name="P6"/>
            </table:table-cell>
            <table:table-cell table:style-name="Table1_col6_row12">
              <text:p text:style-name="P6"/>
            </table:table-cell>
            <table:table-cell table:style-name="Table1_col7_row12">
              <text:p text:style-name="P6"/>
            </table:table-cell>
            <table:table-cell table:style-name="Table1_col8_row12">
              <text:p text:style-name="P6"/>
            </table:table-cell>
          </table:table-row>
          <table:table-row>
            <table:table-cell table:style-name="Table1_col1_row13">
              <text:p text:style-name="P6"/>
            </table:table-cell>
            <table:table-cell table:style-name="Table1_col2_row13">
              <text:p text:style-name="P6"/>
            </table:table-cell>
            <table:table-cell table:style-name="Table1_col3_row13">
              <text:p text:style-name="P6"/>
            </table:table-cell>
            <table:table-cell table:style-name="Table1_col4_row13">
              <text:p text:style-name="P5"/>
            </table:table-cell>
            <table:table-cell table:style-name="Table1_col5_row13">
              <text:p text:style-name="P6"/>
            </table:table-cell>
            <table:table-cell table:style-name="Table1_col6_row13">
              <text:p text:style-name="P6"/>
            </table:table-cell>
            <table:table-cell table:style-name="Table1_col7_row13">
              <text:p text:style-name="P6"/>
            </table:table-cell>
            <table:table-cell table:style-name="Table1_col8_row13">
              <text:p text:style-name="P6"/>
            </table:table-cell>
          </table:table-row>
          <table:table-row>
            <table:table-cell table:style-name="Table1_col1_row14">
              <text:p text:style-name="P6"/>
            </table:table-cell>
            <table:table-cell table:style-name="Table1_col2_row14">
              <text:p text:style-name="P6"/>
            </table:table-cell>
            <table:table-cell table:style-name="Table1_col3_row14">
              <text:p text:style-name="P6"/>
            </table:table-cell>
            <table:table-cell table:style-name="Table1_col4_row14">
              <text:p text:style-name="P6"/>
            </table:table-cell>
            <table:table-cell table:style-name="Table1_col5_row14">
              <text:p text:style-name="P6"/>
            </table:table-cell>
            <table:table-cell table:style-name="Table1_col6_row14">
              <text:p text:style-name="P6"/>
            </table:table-cell>
            <table:table-cell table:style-name="Table1_col7_row14">
              <text:p text:style-name="P6"/>
            </table:table-cell>
            <table:table-cell table:style-name="Table1_col8_row14">
              <text:p text:style-name="P6"/>
            </table:table-cell>
          </table:table-row>
          <table:table-row>
            <table:table-cell table:style-name="Table1_col1_row15">
              <text:p text:style-name="P6"/>
            </table:table-cell>
            <table:table-cell table:style-name="Table1_col2_row15">
              <text:p text:style-name="P6"/>
            </table:table-cell>
            <table:table-cell table:style-name="Table1_col3_row15">
              <text:p text:style-name="P6"/>
            </table:table-cell>
            <table:table-cell table:style-name="Table1_col4_row15">
              <text:p text:style-name="P6"/>
            </table:table-cell>
            <table:table-cell table:style-name="Table1_col5_row15">
              <text:p text:style-name="P6"/>
            </table:table-cell>
            <table:table-cell table:style-name="Table1_col6_row15">
              <text:p text:style-name="P6"/>
            </table:table-cell>
            <table:table-cell table:style-name="Table1_col7_row15">
              <text:p text:style-name="P6"/>
            </table:table-cell>
            <table:table-cell table:style-name="Table1_col8_row15">
              <text:p text:style-name="P7"/>
            </table:table-cell>
          </table:table-row>
          <table:table-row>
            <table:table-cell table:style-name="Table1_col1_row16">
              <text:p text:style-name="P6"/>
            </table:table-cell>
            <table:table-cell table:style-name="Table1_col2_row16">
              <text:p text:style-name="P6"/>
            </table:table-cell>
            <table:table-cell table:style-name="Table1_col3_row16">
              <text:p text:style-name="P6"/>
            </table:table-cell>
            <table:table-cell table:style-name="Table1_col4_row16">
              <text:p text:style-name="P6"/>
            </table:table-cell>
            <table:table-cell table:style-name="Table1_col5_row16">
              <text:p text:style-name="P6"/>
            </table:table-cell>
            <table:table-cell table:style-name="Table1_col6_row16">
              <text:p text:style-name="P6"/>
            </table:table-cell>
            <table:table-cell table:style-name="Table1_col7_row16">
              <text:p text:style-name="P6"/>
            </table:table-cell>
            <table:table-cell table:style-name="Table1_col8_row16">
              <text:p text:style-name="P6"/>
            </table:table-cell>
          </table:table-row>
          <table:table-row>
            <table:table-cell table:style-name="Table1_col1_row17">
              <text:p text:style-name="P5"/>
            </table:table-cell>
            <table:table-cell table:style-name="Table1_col2_row17">
              <text:p text:style-name="P5"/>
            </table:table-cell>
            <table:table-cell table:style-name="Table1_col3_row17">
              <text:p text:style-name="P5"/>
            </table:table-cell>
            <table:table-cell table:style-name="Table1_col4_row17">
              <text:p text:style-name="P5"/>
            </table:table-cell>
            <table:table-cell table:style-name="Table1_col5_row17">
              <text:p text:style-name="P6"/>
            </table:table-cell>
            <table:table-cell table:style-name="Table1_col6_row17">
              <text:p text:style-name="P6"/>
            </table:table-cell>
            <table:table-cell table:style-name="Table1_col7_row17">
              <text:p text:style-name="P5"/>
            </table:table-cell>
            <table:table-cell table:style-name="Table1_col8_row17">
              <text:p text:style-name="P5"/>
            </table:table-cell>
          </table:table-row>
          <table:table-row>
            <table:table-cell table:style-name="Table1_col1_row18">
              <text:p text:style-name="P5"/>
            </table:table-cell>
            <table:table-cell table:style-name="Table1_col2_row18">
              <text:p text:style-name="P6"/>
            </table:table-cell>
            <table:table-cell table:style-name="Table1_col3_row18">
              <text:p text:style-name="P6"/>
            </table:table-cell>
            <table:table-cell table:style-name="Table1_col4_row18">
              <text:p text:style-name="P6"/>
            </table:table-cell>
            <table:table-cell table:style-name="Table1_col5_row18">
              <text:p text:style-name="P6"/>
            </table:table-cell>
            <table:table-cell table:style-name="Table1_col6_row18">
              <text:p text:style-name="P6"/>
            </table:table-cell>
            <table:table-cell table:style-name="Table1_col7_row18">
              <text:p text:style-name="P6"/>
            </table:table-cell>
            <table:table-cell table:style-name="Table1_col8_row18">
              <text:p text:style-name="P6"/>
            </table:table-cell>
          </table:table-row>
          <table:table-row>
            <table:table-cell table:style-name="Table1_col1_row19">
              <text:p text:style-name="P5"/>
            </table:table-cell>
            <table:table-cell table:style-name="Table1_col2_row19">
              <text:p text:style-name="P5"/>
            </table:table-cell>
            <table:table-cell table:style-name="Table1_col3_row19">
              <text:p text:style-name="P5"/>
            </table:table-cell>
            <table:table-cell table:style-name="Table1_col4_row19">
              <text:p text:style-name="P6"/>
            </table:table-cell>
            <table:table-cell table:style-name="Table1_col5_row19">
              <text:p text:style-name="P5"/>
            </table:table-cell>
            <table:table-cell table:style-name="Table1_col6_row19">
              <text:p text:style-name="P5"/>
            </table:table-cell>
            <table:table-cell table:style-name="Table1_col7_row19">
              <text:p text:style-name="P5"/>
            </table:table-cell>
            <table:table-cell table:style-name="Table1_col8_row19">
              <text:p text:style-name="P6"/>
            </table:table-cell>
          </table:table-row>
          <table:table-row>
            <table:table-cell table:style-name="Table1_col1_row20">
              <text:p text:style-name="P5"/>
            </table:table-cell>
            <table:table-cell table:style-name="Table1_col2_row20">
              <text:p text:style-name="P5"/>
            </table:table-cell>
            <table:table-cell table:style-name="Table1_col3_row20">
              <text:p text:style-name="P6"/>
            </table:table-cell>
            <table:table-cell table:style-name="Table1_col4_row20">
              <text:p text:style-name="P6"/>
            </table:table-cell>
            <table:table-cell table:style-name="Table1_col5_row20">
              <text:p text:style-name="P5"/>
            </table:table-cell>
            <table:table-cell table:style-name="Table1_col6_row20">
              <text:p text:style-name="P6"/>
            </table:table-cell>
            <table:table-cell table:style-name="Table1_col7_row20">
              <text:p text:style-name="P6"/>
            </table:table-cell>
            <table:table-cell table:style-name="Table1_col8_row20">
              <text:p text:style-name="P6"/>
            </table:table-cell>
          </table:table-row>
        </table:table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style style:family="paragraph" style:name="Normal" style:display-name="Normal">
      <style:paragraph-properties fo:widows="2" fo:orphans="2"/>
      <style:text-properties style:font-name="Times New Roman" fo:font-size="10pt"/>
    </style:style>
    <style:style style:family="paragraph" style:name="Title" style:display-name="Title" style:parent-style-name="Standard" style:next-style-name="Title">
      <style:paragraph-properties fo:line-height="115%" fo:margin-top="0cm" fo:margin-bottom="0.106cm" fo:keep-with-next="always" style:writing-mode="lr"/>
      <style:text-properties fo:font-size="26pt"/>
    </style:style>
    <style:style style:family="paragraph" style:name="Heading-2" style:display-name="Heading 2" style:parent-style-name="Standard" style:next-style-name="Heading-2">
      <style:paragraph-properties fo:line-height="115%" fo:margin-top="0.635cm" fo:margin-bottom="0.212cm" fo:keep-with-next="always" style:writing-mode="lr"/>
      <style:text-properties fo:font-size="16pt" fo:font-weight="normal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Standard" style:display-name="Standard" style:next-style-name="Standard">
      <style:paragraph-properties fo:text-align="left" fo:text-indent="0cm" fo:line-height="115%" fo:widows="2" fo:orphans="2" fo:margin-left="0cm" fo:margin-right="0cm" fo:margin-top="0cm" fo:margin-bottom="0cm" style:writing-mode="lr"/>
      <style:text-properties fo:color="#000000" style:font-name="Arial" fo:font-size="11pt" fo:font-weight="normal"/>
    </style:style>
    <style:style style:family="paragraph" style:name="Heading-1" style:display-name="Heading 1" style:parent-style-name="Standard" style:next-style-name="Heading-1">
      <style:paragraph-properties fo:line-height="115%" fo:margin-top="0.706cm" fo:margin-bottom="0.212cm" fo:keep-with-next="always" style:writing-mode="lr"/>
      <style:text-properties fo:font-size="20pt"/>
    </style:style>
    <style:style style:family="paragraph" style:name="Subtitle" style:display-name="Subtitle" style:parent-style-name="Standard" style:next-style-name="Subtitle">
      <style:paragraph-properties fo:line-height="115%" fo:margin-top="0cm" fo:margin-bottom="0.564cm" fo:keep-with-next="always" style:writing-mode="lr"/>
      <style:text-properties fo:color="#666666" style:font-name="Arial" fo:font-size="15pt"/>
    </style:style>
    <style:style style:family="paragraph" style:name="Heading-3" style:display-name="Heading 3" style:parent-style-name="Standard" style:next-style-name="Heading-3">
      <style:paragraph-properties fo:line-height="115%" fo:margin-top="0.564cm" fo:margin-bottom="0.141cm" fo:keep-with-next="always" style:writing-mode="lr"/>
      <style:text-properties fo:color="#434343" fo:font-size="14pt" fo:font-weight="normal"/>
    </style:style>
    <style:style style:family="paragraph" style:name="Heading-4" style:display-name="Heading 4" style:parent-style-name="Standard" style:next-style-name="Heading-4">
      <style:paragraph-properties fo:line-height="115%" fo:margin-top="0.494cm" fo:margin-bottom="0.141cm" fo:keep-with-next="always" style:writing-mode="lr"/>
      <style:text-properties fo:color="#666666" fo:font-size="12pt"/>
    </style:style>
    <style:style style:family="paragraph" style:name="Heading-5" style:display-name="Heading 5" style:parent-style-name="Standard" style:next-style-name="Heading-5">
      <style:paragraph-properties fo:line-height="115%" fo:margin-top="0.423cm" fo:margin-bottom="0.141cm" fo:keep-with-next="always" style:writing-mode="lr"/>
      <style:text-properties fo:color="#666666" fo:font-size="11pt"/>
    </style:style>
    <style:style style:family="paragraph" style:name="Heading-6" style:display-name="Heading 6" style:parent-style-name="Standard" style:next-style-name="Heading-6">
      <style:paragraph-properties fo:line-height="115%" fo:margin-top="0.423cm" fo:margin-bottom="0.141cm" fo:keep-with-next="always" style:writing-mode="lr"/>
      <style:text-properties fo:color="#666666" fo:font-size="11pt" fo:font-style="italic"/>
    </style:style>
    <style:style style:family="paragraph" style:name="No-List" style:display-name="No List" style:next-style-name="No-List">
      <style:text-properties fo:font-size="10pt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</office:styles>
  <office:automatic-styles>
    <style:page-layout style:name="Standard">
      <style:page-layout-properties fo:page-width="11.000000in" fo:page-height="8.500000in" style:print-orientation="landscape" fo:margin-top="0.4000in" fo:margin-bottom="0.5000in" fo:margin-left="0.5000in" fo:margin-right="0.5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Tue Feb  9 20:35:29 2016
</meta:creation-date>
    <dc:date>Tue Feb  9 20:35:29 2016
</dc:date>
  </office:meta>
</office:document-meta>
</file>